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ED0000002F612D5BE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043cm" svg:height="1.243cm" svg:x="0.957cm" svg:y="1cm">
          <draw:image xlink:href="Pictures/10000000000001ED0000002F612D5BE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5T17:48:59</dc:date>
    <meta:generator>NeoOffice/3.2015.3$Unix OpenOffice.org_project/</meta:generator>
    <meta:editing-duration>PT00H19M52S</meta:editing-duration>
    <meta:editing-cycles>31</meta:editing-cycles>
    <meta:document-statistic meta:object-count="1"/>
  </office:meta>
</office:document-meta>
</file>